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column"/>
      <style:text-properties fo:language="en" fo:country="US"/>
    </style:style>
    <style:style style:name="P4" style:family="paragraph" style:parent-style-name="Heading_20_3">
      <style:paragraph-properties fo:break-before="column"/>
      <style:text-properties fo:language="en" fo:country="US"/>
    </style:style>
    <style:style style:name="P5" style:family="paragraph" style:parent-style-name="Heading_20_2">
      <style:paragraph-properties fo:break-before="page"/>
      <style:text-properties fo:language="en" fo:country="US"/>
    </style:style>
    <style:style style:name="P6" style:family="paragraph" style:parent-style-name="Heading_20_2">
      <style:paragraph-properties fo:break-before="page"/>
      <style:text-properties fo:language="en" fo:country="US" officeooo:rsid="00988308" officeooo:paragraph-rsid="0098830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Heading_20_2">
      <style:paragraph-properties fo:break-before="page"/>
      <style:text-properties fo:language="en" fo:country="US" officeooo:rsid="00528a0b" officeooo:paragraph-rsid="00528a0b"/>
    </style:style>
    <style:style style:name="P9" style:family="paragraph" style:parent-style-name="Exalted">
      <style:text-properties fo:font-size="24pt" fo:language="en" fo:country="US" style:font-size-asian="24pt" style:font-size-complex="24pt"/>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54ea77"/>
    </style:style>
    <style:style style:name="P12" style:family="paragraph" style:parent-style-name="Exalted">
      <style:text-properties fo:language="en" fo:country="US" officeooo:rsid="0054ea77" officeooo:paragraph-rsid="0054ea77"/>
    </style:style>
    <style:style style:name="P13" style:family="paragraph" style:parent-style-name="Exalted">
      <style:text-properties fo:language="en" fo:country="US" fo:font-weight="bold" officeooo:rsid="00883362" officeooo:paragraph-rsid="00883362" style:font-weight-asian="bold" style:font-weight-complex="bold"/>
    </style:style>
    <style:style style:name="P14" style:family="paragraph" style:parent-style-name="Exalted">
      <style:text-properties fo:language="en" fo:country="US" fo:font-weight="bold" officeooo:rsid="00528a0b" officeooo:paragraph-rsid="00528a0b" style:font-weight-asian="bold" style:font-weight-complex="bold"/>
    </style:style>
    <style:style style:name="P15" style:family="paragraph" style:parent-style-name="Exalted">
      <style:text-properties fo:language="en" fo:country="US" fo:font-weight="normal" officeooo:rsid="00883362" officeooo:paragraph-rsid="00883362" style:font-weight-asian="normal" style:font-weight-complex="normal"/>
    </style:style>
    <style:style style:name="P16" style:family="paragraph" style:parent-style-name="Exalted">
      <style:text-properties fo:language="en" fo:country="US" fo:font-weight="normal" officeooo:rsid="00528a0b" officeooo:paragraph-rsid="00528a0b" style:font-weight-asian="normal" style:font-weight-complex="normal"/>
    </style:style>
    <style:style style:name="P17" style:family="paragraph" style:parent-style-name="Exalted">
      <style:text-properties fo:language="en" fo:country="US" officeooo:paragraph-rsid="006116c5"/>
    </style:style>
    <style:style style:name="P18" style:family="paragraph" style:parent-style-name="Exalted">
      <style:text-properties fo:language="en" fo:country="US" officeooo:paragraph-rsid="00122021"/>
    </style:style>
    <style:style style:name="P19" style:family="paragraph" style:parent-style-name="Exalted">
      <style:text-properties fo:language="en" fo:country="US" officeooo:paragraph-rsid="005fbaa3"/>
    </style:style>
    <style:style style:name="P20" style:family="paragraph" style:parent-style-name="Exalted">
      <style:text-properties fo:language="en" fo:country="US" officeooo:paragraph-rsid="0067e937"/>
    </style:style>
    <style:style style:name="P21" style:family="paragraph" style:parent-style-name="Exalted">
      <style:text-properties fo:language="en" fo:country="US" officeooo:paragraph-rsid="001d23d3"/>
    </style:style>
    <style:style style:name="P22" style:family="paragraph" style:parent-style-name="Exalted">
      <style:text-properties fo:language="en" fo:country="US" officeooo:paragraph-rsid="007903c6"/>
    </style:style>
    <style:style style:name="P23" style:family="paragraph" style:parent-style-name="Exalted">
      <style:text-properties fo:language="en" fo:country="US" officeooo:rsid="007903c6" officeooo:paragraph-rsid="007903c6"/>
    </style:style>
    <style:style style:name="P24" style:family="paragraph" style:parent-style-name="Exalted">
      <style:text-properties fo:language="en" fo:country="US" officeooo:rsid="007903c6" officeooo:paragraph-rsid="007bd215"/>
    </style:style>
    <style:style style:name="P25" style:family="paragraph" style:parent-style-name="Exalted">
      <style:text-properties fo:language="en" fo:country="US" officeooo:paragraph-rsid="007bd215"/>
    </style:style>
    <style:style style:name="P26" style:family="paragraph" style:parent-style-name="Exalted">
      <style:text-properties fo:language="en" fo:country="US" officeooo:paragraph-rsid="007fb53c"/>
    </style:style>
    <style:style style:name="P27" style:family="paragraph" style:parent-style-name="Exalted">
      <style:text-properties fo:language="en" fo:country="US" officeooo:paragraph-rsid="00968036"/>
    </style:style>
    <style:style style:name="P28" style:family="paragraph" style:parent-style-name="Exalted">
      <style:text-properties fo:language="en" fo:country="US" officeooo:rsid="00dcabe6" officeooo:paragraph-rsid="00dcabe6"/>
    </style:style>
    <style:style style:name="P29" style:family="paragraph" style:parent-style-name="Exalted">
      <style:text-properties fo:language="en" fo:country="US" officeooo:paragraph-rsid="00dd714a"/>
    </style:style>
    <style:style style:name="P30" style:family="paragraph" style:parent-style-name="Exalted">
      <style:text-properties fo:language="en" fo:country="US" officeooo:rsid="00df190e" officeooo:paragraph-rsid="00df190e"/>
    </style:style>
    <style:style style:name="P31" style:family="paragraph" style:parent-style-name="Exalted">
      <style:text-properties fo:language="en" fo:country="US" officeooo:paragraph-rsid="00130601"/>
    </style:style>
    <style:style style:name="P32" style:family="paragraph" style:parent-style-name="Exalted">
      <style:text-properties fo:language="en" fo:country="US" officeooo:paragraph-rsid="00e56723"/>
    </style:style>
    <style:style style:name="P33" style:family="paragraph" style:parent-style-name="Exalted">
      <style:text-properties fo:language="en" fo:country="US" officeooo:rsid="00e6520b" officeooo:paragraph-rsid="00e6520b"/>
    </style:style>
    <style:style style:name="P34" style:family="paragraph" style:parent-style-name="Exalted">
      <style:text-properties fo:language="en" fo:country="US" officeooo:paragraph-rsid="00e84383"/>
    </style:style>
    <style:style style:name="P35" style:family="paragraph" style:parent-style-name="Exalted">
      <style:text-properties fo:language="en" fo:country="US" officeooo:rsid="00eae583" officeooo:paragraph-rsid="00eae583"/>
    </style:style>
    <style:style style:name="P36"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7"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38"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fo:font-weight="normal" officeooo:rsid="00f2ad66" officeooo:paragraph-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40"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1"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2"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 style:family="paragraph" style:parent-style-name="Exalted">
      <style:text-properties officeooo:paragraph-rsid="0080acb5"/>
    </style:style>
    <style:style style:name="P44" style:family="paragraph" style:parent-style-name="Exalted">
      <style:text-properties officeooo:paragraph-rsid="00a7aa1b"/>
    </style:style>
    <style:style style:name="P45" style:family="paragraph" style:parent-style-name="Exalted">
      <style:text-properties officeooo:paragraph-rsid="00b3e274"/>
    </style:style>
    <style:style style:name="P46" style:family="paragraph" style:parent-style-name="Exalted">
      <style:text-properties officeooo:rsid="00b4c839" officeooo:paragraph-rsid="00b4c839"/>
    </style:style>
    <style:style style:name="P47" style:family="paragraph" style:parent-style-name="Exalted">
      <style:text-properties officeooo:paragraph-rsid="00b95fb3"/>
    </style:style>
    <style:style style:name="P48" style:family="paragraph" style:parent-style-name="Exalted">
      <style:text-properties officeooo:paragraph-rsid="00d8a304"/>
    </style:style>
    <style:style style:name="P49" style:family="paragraph" style:parent-style-name="Exalted">
      <style:text-properties officeooo:paragraph-rsid="00dd714a"/>
    </style:style>
    <style:style style:name="P50" style:family="paragraph" style:parent-style-name="Exalted">
      <style:text-properties officeooo:paragraph-rsid="00e56723"/>
    </style:style>
    <style:style style:name="P51" style:family="paragraph" style:parent-style-name="Exalted">
      <style:text-properties officeooo:paragraph-rsid="00eae583"/>
    </style:style>
    <style:style style:name="P52" style:family="paragraph" style:parent-style-name="Exalted">
      <style:text-properties officeooo:paragraph-rsid="00b22d12"/>
    </style:style>
    <style:style style:name="P53" style:family="paragraph" style:parent-style-name="Exalted">
      <style:text-properties fo:font-weight="normal" officeooo:paragraph-rsid="00f2ad66" style:font-weight-asian="normal" style:font-weight-complex="normal"/>
    </style:style>
    <style:style style:name="P54" style:family="paragraph" style:parent-style-name="Exalted">
      <style:text-properties officeooo:paragraph-rsid="00f72613"/>
    </style:style>
    <style:style style:name="P55" style:family="paragraph" style:parent-style-name="Exalted">
      <style:text-properties officeooo:paragraph-rsid="00fb6d87"/>
    </style:style>
    <style:style style:name="P56" style:family="paragraph" style:parent-style-name="Exalted">
      <style:text-properties officeooo:paragraph-rsid="0104ff3c"/>
    </style:style>
    <style:style style:name="P57" style:family="paragraph" style:parent-style-name="Exalted">
      <style:text-properties officeooo:rsid="0106d0bf" officeooo:paragraph-rsid="0106d0bf"/>
    </style:style>
    <style:style style:name="P58" style:family="paragraph" style:parent-style-name="Exalted">
      <style:text-properties officeooo:paragraph-rsid="0108c28b"/>
    </style:style>
    <style:style style:name="P59"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60" style:family="paragraph" style:parent-style-name="Heading_20_3">
      <style:paragraph-properties fo:margin-top="0in" fo:margin-bottom="0in" style:contextual-spacing="false" fo:line-height="100%"/>
      <style:text-properties style:font-name="Sorts Mill Goudy" fo:language="en" fo:country="US" officeooo:paragraph-rsid="0054ea77" style:font-name-asian="Sorts Mill Goudy1" style:font-name-complex="Sorts Mill Goudy1"/>
    </style:style>
    <style:style style:name="P61"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62" style:family="paragraph" style:parent-style-name="Heading_20_3">
      <style:paragraph-properties fo:margin-top="0in" fo:margin-bottom="0in" style:contextual-spacing="false" fo:line-height="100%"/>
      <style:text-properties fo:language="en" fo:country="US" officeooo:paragraph-rsid="006116c5"/>
    </style:style>
    <style:style style:name="P63"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64"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65"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70fa70" officeooo:paragraph-rsid="00e07906" style:letter-kerning="false" style:font-name-asian="Spectral1" style:font-size-asian="10pt" style:language-asian="zh" style:country-asian="CN" style:font-name-complex="Spectral1" style:font-size-complex="10pt" style:language-complex="hi" style:country-complex="IN"/>
    </style:style>
    <style:style style:name="P66"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67" style:family="paragraph" style:parent-style-name="Heading_20_3">
      <style:text-properties fo:language="en" fo:country="US"/>
    </style:style>
    <style:style style:name="P68" style:family="paragraph" style:parent-style-name="Heading_20_3">
      <style:text-properties fo:language="en" fo:country="US" officeooo:rsid="00883362" officeooo:paragraph-rsid="00883362"/>
    </style:style>
    <style:style style:name="P69" style:family="paragraph" style:parent-style-name="Heading_20_3">
      <style:text-properties fo:language="en" fo:country="US" officeooo:rsid="00528a0b" officeooo:paragraph-rsid="00528a0b"/>
    </style:style>
    <style:style style:name="P70" style:family="paragraph" style:parent-style-name="Heading_20_3">
      <style:text-properties fo:language="en" fo:country="US" officeooo:rsid="00dc9428" officeooo:paragraph-rsid="00dc9428"/>
    </style:style>
    <style:style style:name="P71" style:family="paragraph" style:parent-style-name="Heading_20_3">
      <style:text-properties fo:language="en" fo:country="US" officeooo:paragraph-rsid="00dd714a"/>
    </style:style>
    <style:style style:name="P72" style:family="paragraph" style:parent-style-name="Heading_20_3">
      <style:text-properties fo:language="en" fo:country="US" officeooo:paragraph-rsid="00e84383"/>
    </style:style>
    <style:style style:name="P73"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74"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75"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76" style:family="paragraph" style:parent-style-name="Heading_20_3">
      <style:text-properties fo:color="#3d85c6" loext:opacity="100%" style:font-name="Goudy" fo:font-size="12pt" fo:language="en" fo:country="US" officeooo:rsid="00ae1f0a" officeooo:paragraph-rsid="00ae1f0a" style:letter-kerning="false" style:font-name-asian="Modern Antiqua1" style:font-size-asian="12pt" style:language-asian="zh" style:country-asian="CN" style:font-name-complex="Modern Antiqua1" style:font-size-complex="12pt" style:language-complex="hi" style:country-complex="IN"/>
    </style:style>
    <style:style style:name="P77" style:family="paragraph" style:parent-style-name="Heading_20_3">
      <style:text-properties fo:color="#3d85c6" loext:opacity="100%" style:font-name="Goudy" fo:font-size="12pt" fo:language="en" fo:country="US" officeooo:rsid="00b95fb3" officeooo:paragraph-rsid="00b95fb3" style:letter-kerning="false" style:font-name-asian="Modern Antiqua1" style:font-size-asian="12pt" style:language-asian="zh" style:country-asian="CN" style:font-name-complex="Modern Antiqua1" style:font-size-complex="12pt" style:language-complex="hi" style:country-complex="IN"/>
    </style:style>
    <style:style style:name="P78"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79"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80"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81" style:family="paragraph" style:parent-style-name="Heading_20_3">
      <style:text-properties fo:color="#3d85c6" loext:opacity="100%" style:font-name="Goudy" fo:font-size="12pt" fo:language="en" fo:country="US" officeooo:rsid="00f2ad66" officeooo:paragraph-rsid="00f2ad66" style:letter-kerning="false" style:font-name-asian="Modern Antiqua1" style:font-size-asian="12pt" style:language-asian="zh" style:country-asian="CN" style:font-name-complex="Modern Antiqua1" style:font-size-complex="12pt" style:language-complex="hi" style:country-complex="IN"/>
    </style:style>
    <style:style style:name="P82"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83" style:family="paragraph" style:parent-style-name="Heading_20_3">
      <style:text-properties fo:color="#3d85c6" loext:opacity="100%" style:font-name="Goudy" fo:font-size="12pt" fo:language="en" fo:country="US" officeooo:rsid="00fb6d87" officeooo:paragraph-rsid="00fb6d87" style:letter-kerning="false" style:font-name-asian="Modern Antiqua1" style:font-size-asian="12pt" style:language-asian="zh" style:country-asian="CN" style:font-name-complex="Modern Antiqua1" style:font-size-complex="12pt" style:language-complex="hi" style:country-complex="IN"/>
    </style:style>
    <style:style style:name="P84"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85"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86"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87" style:family="paragraph" style:parent-style-name="Heading_20_3">
      <style:text-properties officeooo:paragraph-rsid="00b3e274"/>
    </style:style>
    <style:style style:name="P88" style:family="paragraph" style:parent-style-name="Heading_20_3">
      <style:text-properties style:use-window-font-color="true" loext:opacity="0%" style:font-name="Times New Roman" fo:font-size="10pt" fo:language="en" fo:country="US" officeooo:rsid="00f6681f" officeooo:paragraph-rsid="00f585e9"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Heading_20_3">
      <style:text-properties style:use-window-font-color="true" loext:opacity="0%" style:font-name="Times New Roman" fo:font-size="10pt" fo:language="en" fo:country="US" officeooo:rsid="00f6681f" officeooo:paragraph-rsid="00f6681f"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Heading_20_3">
      <style:text-properties style:use-window-font-color="true" loext:opacity="0%" style:font-name="Times New Roman" fo:font-size="10pt" fo:language="en" fo:country="US" officeooo:rsid="01032fd3" officeooo:paragraph-rsid="00ffed30" style:letter-kerning="false" style:font-name-asian="Spectral1" style:font-size-asian="10pt" style:language-asian="zh" style:country-asian="CN" style:font-name-complex="Spectral1" style:font-size-complex="10pt" style:language-complex="hi" style:country-complex="IN"/>
    </style:style>
    <style:style style:name="P91" style:family="paragraph" style:parent-style-name="Heading_20_2">
      <style:text-properties fo:language="en" fo:country="US"/>
    </style:style>
    <style:style style:name="P92"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93" style:family="paragraph" style:parent-style-name="Exalted">
      <style:text-properties officeooo:paragraph-rsid="010ff31d"/>
    </style:style>
    <style:style style:name="P94" style:family="paragraph" style:parent-style-name="Exalted">
      <style:text-properties officeooo:paragraph-rsid="00f2ad66"/>
    </style:style>
    <style:style style:name="P95" style:family="paragraph" style:parent-style-name="Exalted">
      <style:text-properties officeooo:paragraph-rsid="01154959"/>
    </style:style>
    <style:style style:name="P96" style:family="paragraph" style:parent-style-name="Exalted">
      <style:text-properties officeooo:paragraph-rsid="011723fd"/>
    </style:style>
    <style:style style:name="P97" style:family="paragraph" style:parent-style-name="Exalted">
      <style:text-properties officeooo:rsid="0118734f" officeooo:paragraph-rsid="0118734f"/>
    </style:style>
    <style:style style:name="P98" style:family="paragraph" style:parent-style-name="Heading_20_10">
      <style:paragraph-properties fo:break-before="column"/>
    </style:style>
    <style:style style:name="P99" style:family="paragraph" style:parent-style-name="Heading_20_10">
      <style:paragraph-properties fo:break-before="column"/>
      <style:text-properties fo:language="en" fo:country="US"/>
    </style:style>
    <style:style style:name="P100" style:family="paragraph" style:parent-style-name="Heading_20_10">
      <style:paragraph-properties fo:break-before="column"/>
      <style:text-properties fo:language="en" fo:country="US" fo:font-weight="normal" style:font-weight-asian="normal" style:font-weight-complex="normal"/>
    </style:style>
    <style:style style:name="P101" style:family="paragraph" style:parent-style-name="Heading_20_10">
      <style:paragraph-properties fo:break-before="column"/>
      <style:text-properties fo:language="en" fo:country="US" officeooo:rsid="00b35a02" officeooo:paragraph-rsid="00d5947e"/>
    </style:style>
    <style:style style:name="P102" style:family="paragraph" style:parent-style-name="Heading_20_3">
      <style:text-properties fo:color="#3d85c6" loext:opacity="100%" style:font-name="Goudy" fo:font-size="12pt" fo:language="en" fo:country="US" officeooo:rsid="010d7992" officeooo:paragraph-rsid="01154959" style:letter-kerning="false" style:font-name-asian="Modern Antiqua1" style:font-size-asian="12pt" style:language-asian="zh" style:country-asian="CN" style:font-name-complex="Modern Antiqua1" style:font-size-complex="12pt" style:language-complex="hi" style:country-complex="IN"/>
    </style:style>
    <style:style style:name="P103" style:family="paragraph" style:parent-style-name="Heading_20_3">
      <style:text-properties fo:language="en" fo:country="US" officeooo:rsid="01154959" officeooo:paragraph-rsid="01154959"/>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988308" style:font-weight-asian="bold"/>
    </style:style>
    <style:style style:name="T4" style:family="text">
      <style:text-properties officeooo:rsid="0005e7c5"/>
    </style:style>
    <style:style style:name="T5" style:family="text">
      <style:text-properties style:use-window-font-color="true" loext:opacity="0%" style:font-name="Times New Roman" fo:font-size="10pt" officeooo:rsid="0050502c"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3be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US" officeooo:rsid="00843805"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US" officeooo:rsid="00b3e27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US" officeooo:rsid="00b4c83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b3e2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df1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118734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83"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4"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5"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86"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7"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8"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89"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0"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1"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2"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3"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4" style:family="text">
      <style:text-properties style:use-window-font-color="true" loext:opacity="0%" style:font-name="Times New Roman" fo:font-size="10pt" fo:language="en" fo:country="US" fo:font-style="normal" officeooo:rsid="0108030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5" style:family="text">
      <style:text-properties style:use-window-font-color="true" loext:opacity="0%" style:font-name="Times New Roman" fo:font-size="10pt" fo:language="en" fo:country="US" fo:font-style="normal" officeooo:rsid="0108c28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6" style:family="text">
      <style:text-properties style:use-window-font-color="true" loext:opacity="0%" style:font-name="Times New Roman" fo:font-size="10pt" fo:language="en" fo:country="US" fo:font-style="normal" officeooo:rsid="0109e39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7"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8"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99"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0"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1"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2"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03" style:family="text">
      <style:text-properties officeooo:rsid="000a081d"/>
    </style:style>
    <style:style style:name="T104" style:family="text">
      <style:text-properties officeooo:rsid="000b92e8"/>
    </style:style>
    <style:style style:name="T105" style:family="text">
      <style:text-properties officeooo:rsid="000c6e11"/>
    </style:style>
    <style:style style:name="T106" style:family="text">
      <style:text-properties fo:font-weight="normal" style:font-weight-asian="normal" style:font-weight-complex="normal"/>
    </style:style>
    <style:style style:name="T107" style:family="text">
      <style:text-properties fo:font-weight="normal" officeooo:rsid="000c6e11" style:font-weight-asian="normal" style:font-weight-complex="normal"/>
    </style:style>
    <style:style style:name="T108" style:family="text">
      <style:text-properties fo:font-weight="normal" officeooo:rsid="005e0599" style:font-weight-asian="normal" style:font-weight-complex="normal"/>
    </style:style>
    <style:style style:name="T109" style:family="text">
      <style:text-properties fo:font-weight="normal" officeooo:rsid="006116c5" style:font-weight-asian="normal" style:font-weight-complex="normal"/>
    </style:style>
    <style:style style:name="T110" style:family="text">
      <style:text-properties fo:font-weight="normal" officeooo:rsid="00618e92" style:font-weight-asian="normal" style:font-weight-complex="normal"/>
    </style:style>
    <style:style style:name="T111" style:family="text">
      <style:text-properties fo:font-weight="normal" officeooo:rsid="00678d5b" style:font-weight-asian="normal" style:font-weight-complex="normal"/>
    </style:style>
    <style:style style:name="T112" style:family="text">
      <style:text-properties fo:font-weight="normal" officeooo:rsid="008a19e3" style:font-weight-asian="normal" style:font-weight-complex="normal"/>
    </style:style>
    <style:style style:name="T113" style:family="text">
      <style:text-properties fo:font-weight="normal" officeooo:rsid="003b1229" style:font-weight-asian="normal" style:font-weight-complex="normal"/>
    </style:style>
    <style:style style:name="T114" style:family="text">
      <style:text-properties fo:font-weight="normal" officeooo:rsid="00396b05" style:font-weight-asian="normal" style:font-weight-complex="normal"/>
    </style:style>
    <style:style style:name="T115" style:family="text">
      <style:text-properties fo:font-weight="normal" officeooo:rsid="00e07906" style:font-weight-asian="normal" style:font-weight-complex="normal"/>
    </style:style>
    <style:style style:name="T116" style:family="text">
      <style:text-properties fo:font-weight="normal" officeooo:rsid="0106d0bf" style:font-weight-asian="normal" style:font-weight-complex="normal"/>
    </style:style>
    <style:style style:name="T117" style:family="text">
      <style:text-properties fo:font-weight="normal" officeooo:rsid="0104ff3c" style:font-weight-asian="normal" style:font-weight-complex="normal"/>
    </style:style>
    <style:style style:name="T118" style:family="text">
      <style:text-properties officeooo:rsid="00122021"/>
    </style:style>
    <style:style style:name="T119" style:family="text">
      <style:text-properties officeooo:rsid="002f4bd6"/>
    </style:style>
    <style:style style:name="T120" style:family="text">
      <style:text-properties officeooo:rsid="003287ec"/>
    </style:style>
    <style:style style:name="T121" style:family="text">
      <style:text-properties officeooo:rsid="00528a0b"/>
    </style:style>
    <style:style style:name="T122" style:family="text">
      <style:text-properties officeooo:rsid="0054583d"/>
    </style:style>
    <style:style style:name="T123" style:family="text">
      <style:text-properties officeooo:rsid="0054ea77"/>
    </style:style>
    <style:style style:name="T124" style:family="text">
      <style:text-properties officeooo:rsid="00586657"/>
    </style:style>
    <style:style style:name="T125" style:family="text">
      <style:text-properties officeooo:rsid="005d607f"/>
    </style:style>
    <style:style style:name="T126" style:family="text">
      <style:text-properties style:font-name="Sorts Mill Goudy" style:font-name-asian="Sorts Mill Goudy1" style:font-name-complex="Sorts Mill Goudy1"/>
    </style:style>
    <style:style style:name="T127" style:family="text">
      <style:text-properties officeooo:rsid="006116c5"/>
    </style:style>
    <style:style style:name="T128"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129"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130"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131" style:family="text">
      <style:text-properties fo:color="#3d85c6" loext:opacity="100%" style:font-name="Goudy" fo:font-size="12pt" fo:language="en" fo:country="US" officeooo:rsid="00b3e274" style:letter-kerning="false" style:font-name-asian="Modern Antiqua1" style:font-size-asian="12pt" style:language-asian="zh" style:country-asian="CN" style:font-name-complex="Modern Antiqua1" style:font-size-complex="12pt" style:language-complex="hi" style:country-complex="IN"/>
    </style:style>
    <style:style style:name="T132" style:family="text">
      <style:text-properties fo:color="#3d85c6" loext:opacity="100%" style:font-name="Goudy" fo:font-size="12pt" fo:language="en" fo:country="US" officeooo:rsid="00b67624" style:letter-kerning="false" style:font-name-asian="Modern Antiqua1" style:font-size-asian="12pt" style:language-asian="zh" style:country-asian="CN" style:font-name-complex="Modern Antiqua1" style:font-size-complex="12pt" style:language-complex="hi" style:country-complex="IN"/>
    </style:style>
    <style:style style:name="T133" style:family="text">
      <style:text-properties officeooo:rsid="006595d7"/>
    </style:style>
    <style:style style:name="T134" style:family="text">
      <style:text-properties officeooo:rsid="0067e937"/>
    </style:style>
    <style:style style:name="T135" style:family="text">
      <style:text-properties officeooo:rsid="007903c6"/>
    </style:style>
    <style:style style:name="T136" style:family="text">
      <style:text-properties officeooo:rsid="007bd215"/>
    </style:style>
    <style:style style:name="T137" style:family="text">
      <style:text-properties officeooo:rsid="007da857"/>
    </style:style>
    <style:style style:name="T138" style:family="text">
      <style:text-properties officeooo:rsid="007e85d3"/>
    </style:style>
    <style:style style:name="T139" style:family="text">
      <style:text-properties officeooo:rsid="007fb53c"/>
    </style:style>
    <style:style style:name="T140" style:family="text">
      <style:text-properties officeooo:rsid="008322a7"/>
    </style:style>
    <style:style style:name="T141" style:family="text">
      <style:text-properties officeooo:rsid="00883362"/>
    </style:style>
    <style:style style:name="T142" style:family="text">
      <style:text-properties officeooo:rsid="008a34f1"/>
    </style:style>
    <style:style style:name="T143" style:family="text">
      <style:text-properties officeooo:rsid="008c1238"/>
    </style:style>
    <style:style style:name="T144" style:family="text">
      <style:text-properties officeooo:rsid="008d7721"/>
    </style:style>
    <style:style style:name="T145" style:family="text">
      <style:text-properties officeooo:rsid="008e806d"/>
    </style:style>
    <style:style style:name="T146" style:family="text">
      <style:text-properties officeooo:rsid="008f3d21"/>
    </style:style>
    <style:style style:name="T147" style:family="text">
      <style:text-properties officeooo:rsid="00399e15"/>
    </style:style>
    <style:style style:name="T148" style:family="text">
      <style:text-properties officeooo:rsid="0090f9a1"/>
    </style:style>
    <style:style style:name="T149" style:family="text">
      <style:text-properties officeooo:rsid="00931e18"/>
    </style:style>
    <style:style style:name="T150" style:family="text">
      <style:text-properties officeooo:rsid="00968036"/>
    </style:style>
    <style:style style:name="T151" style:family="text">
      <style:text-properties officeooo:rsid="00971edc"/>
    </style:style>
    <style:style style:name="T152" style:family="text">
      <style:text-properties fo:font-style="italic" style:font-style-asian="italic" style:font-style-complex="italic"/>
    </style:style>
    <style:style style:name="T153" style:family="text">
      <style:text-properties fo:language="en" fo:country="US"/>
    </style:style>
    <style:style style:name="T154" style:family="text">
      <style:text-properties fo:language="en" fo:country="US" fo:font-weight="bold" style:font-weight-asian="bold"/>
    </style:style>
    <style:style style:name="T155" style:family="text">
      <style:text-properties fo:language="en" fo:country="US" fo:font-weight="bold" officeooo:rsid="00988308" style:font-weight-asian="bold"/>
    </style:style>
    <style:style style:name="T156" style:family="text">
      <style:text-properties fo:language="en" fo:country="US" fo:font-weight="bold" officeooo:rsid="00b35a02" style:font-weight-asian="bold"/>
    </style:style>
    <style:style style:name="T157" style:family="text">
      <style:text-properties fo:language="en" fo:country="US" fo:font-weight="normal" officeooo:rsid="00aef121" style:font-weight-asian="normal" style:font-weight-complex="normal"/>
    </style:style>
    <style:style style:name="T158" style:family="text">
      <style:text-properties fo:language="en" fo:country="US" fo:font-weight="normal" officeooo:rsid="00b82660" style:font-weight-asian="normal" style:font-weight-complex="normal"/>
    </style:style>
    <style:style style:name="T159" style:family="text">
      <style:text-properties fo:language="en" fo:country="US" fo:font-weight="normal" officeooo:rsid="00d959be" style:font-weight-asian="normal" style:font-weight-complex="normal"/>
    </style:style>
    <style:style style:name="T160" style:family="text">
      <style:text-properties fo:language="en" fo:country="US" fo:font-weight="normal" officeooo:rsid="00eae583" style:font-weight-asian="normal" style:font-weight-complex="normal"/>
    </style:style>
    <style:style style:name="T161" style:family="text">
      <style:text-properties fo:language="en" fo:country="US" officeooo:rsid="00b22d12"/>
    </style:style>
    <style:style style:name="T162" style:family="text">
      <style:text-properties fo:language="en" fo:country="US" officeooo:rsid="00b35a02"/>
    </style:style>
    <style:style style:name="T163" style:family="text">
      <style:text-properties fo:language="en" fo:country="US" officeooo:rsid="007bd215"/>
    </style:style>
    <style:style style:name="T164" style:family="text">
      <style:text-properties fo:language="en" fo:country="US" officeooo:rsid="0059458d"/>
    </style:style>
    <style:style style:name="T165" style:family="text">
      <style:text-properties fo:language="en" fo:country="US" officeooo:rsid="00988308"/>
    </style:style>
    <style:style style:name="T166" style:family="text">
      <style:text-properties fo:language="en" fo:country="US" officeooo:rsid="003b1229"/>
    </style:style>
    <style:style style:name="T167" style:family="text">
      <style:text-properties fo:language="en" fo:country="US" officeooo:rsid="00913f5a"/>
    </style:style>
    <style:style style:name="T168" style:family="text">
      <style:text-properties fo:language="en" fo:country="US" officeooo:rsid="0091e4e5"/>
    </style:style>
    <style:style style:name="T169" style:family="text">
      <style:text-properties fo:language="en" fo:country="US" officeooo:rsid="00eae583"/>
    </style:style>
    <style:style style:name="T170" style:family="text">
      <style:text-properties fo:language="en" fo:country="US" officeooo:rsid="00ee1fb3"/>
    </style:style>
    <style:style style:name="T171" style:family="text">
      <style:text-properties fo:language="en" fo:country="US" officeooo:rsid="003f08c1"/>
    </style:style>
    <style:style style:name="T172" style:family="text">
      <style:text-properties fo:language="en" fo:country="US" officeooo:rsid="003d3ac5"/>
    </style:style>
    <style:style style:name="T173" style:family="text">
      <style:text-properties fo:language="en" fo:country="US" officeooo:rsid="003f35bc"/>
    </style:style>
    <style:style style:name="T174" style:family="text">
      <style:text-properties fo:language="en" fo:country="US" officeooo:rsid="00f2ad66"/>
    </style:style>
    <style:style style:name="T175" style:family="text">
      <style:text-properties fo:language="en" fo:country="US" officeooo:rsid="00ff02a0"/>
    </style:style>
    <style:style style:name="T176" style:family="text">
      <style:text-properties officeooo:rsid="00b67624"/>
    </style:style>
    <style:style style:name="T177" style:family="text">
      <style:text-properties officeooo:rsid="00bf88c7"/>
    </style:style>
    <style:style style:name="T178" style:family="text">
      <style:text-properties officeooo:rsid="00c3117a"/>
    </style:style>
    <style:style style:name="T179" style:family="text">
      <style:text-properties officeooo:rsid="00e31436"/>
    </style:style>
    <style:style style:name="T180" style:family="text">
      <style:text-properties officeooo:rsid="00e501a9"/>
    </style:style>
    <style:style style:name="T181" style:family="text">
      <style:text-properties officeooo:rsid="00e07906"/>
    </style:style>
    <style:style style:name="T182" style:family="text">
      <style:text-properties officeooo:rsid="00e6a454"/>
    </style:style>
    <style:style style:name="T183" style:family="text">
      <style:text-properties officeooo:rsid="00afd163"/>
    </style:style>
    <style:style style:name="T184" style:family="text">
      <style:text-properties officeooo:rsid="00ea2286"/>
    </style:style>
    <style:style style:name="T185" style:family="text">
      <style:text-properties officeooo:rsid="00ed9652"/>
    </style:style>
    <style:style style:name="T186" style:family="text">
      <style:text-properties fo:font-style="normal" style:font-style-asian="normal" style:font-style-complex="normal"/>
    </style:style>
    <style:style style:name="T187" style:family="text">
      <style:text-properties fo:font-style="normal" officeooo:rsid="00f9b783" style:font-style-asian="normal" style:font-style-complex="normal"/>
    </style:style>
    <style:style style:name="T188" style:family="text">
      <style:text-properties officeooo:rsid="00f8a915"/>
    </style:style>
    <style:style style:name="T189" style:family="text">
      <style:text-properties officeooo:rsid="00fc6cc4"/>
    </style:style>
    <style:style style:name="T190" style:family="text">
      <style:text-properties officeooo:rsid="010d9eda"/>
    </style:style>
    <style:style style:name="T191" style:family="text">
      <style:text-properties officeooo:rsid="00988308"/>
    </style:style>
    <style:style style:name="T192" style:family="text">
      <style:text-properties officeooo:rsid="0104ff3c"/>
    </style:style>
    <style:style style:name="T193" style:family="text">
      <style:text-properties officeooo:rsid="010f49b9"/>
    </style:style>
    <style:style style:name="T194" style:family="text">
      <style:text-properties officeooo:rsid="0114af87"/>
    </style:style>
    <style:style style:name="T195" style:family="text">
      <style:text-properties officeooo:rsid="00c5a8e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Universal Charms</text:h>
      <text:p text:style-name="P9"/>
      <text:section text:style-name="Sect1" text:name="TextSection">
        <text:p text:style-name="P10">Exalts, particularly new ones, will use their Essence to perform similar effects. These charms are therefore Universal to all Exalts.</text:p>
        <text:p text:style-name="P10">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p text:style-name="P10"/>
        <text:h text:style-name="P3" text:outline-level="2">Global</text:h>
        <text:h text:style-name="P59" text:outline-level="3">There is No Wind</text:h>
        <text:p text:style-name="P10"><text:span text:style-name="T1">Cost: </text:span>1m; <text:line-break/><text:span text:style-name="T2">Type: </text:span>Supplemental (Ranged Attack)<text:line-break/><text:span text:style-name="T1">Mins: <text:s/></text:span>(Ranged Ability) 1</text:p>
        <text:p text:style-name="P10">When using a ranged attack, reduce up to (Essence) dice of Disadvantages caused by non-visual conditions such as high winds, storms, sleet, and other similar Environmental Effects.</text:p>
        <text:h text:style-name="P60" text:outline-level="3">Dragonfly Finds Mate</text:h>
        <text:p text:style-name="P11"><text:span text:style-name="T1">Cost: --</text:span><text:line-break/><text:span text:style-name="T1">Type: </text:span><text:span text:style-name="T5">Permanent</text:span><text:line-break/><text:span text:style-name="T1">Mins: </text:span><text:s/><text:span text:style-name="T6">(Ranged Ability)</text:span> <text:span text:style-name="T123">3</text:span></text:p>
        <text:p text:style-name="P12">The Exalt lets loose their weapon, knocking incoming projectiles out of the sky.</text:p>
        <text:p text:style-name="P11"><text:span text:style-name="T121">Against any Ranged attack, </text:span><text:span text:style-name="T122">you may d</text:span><text:span text:style-name="T121">efine DV as (Dexterity + Archery)/2. </text:span><text:span text:style-name="T123">This may be used to Defend Others who are within Medium Range.</text:span></text:p>
        <text:h text:style-name="P5" text:outline-level="2">Archery</text:h>
        <text:h text:style-name="P67" text:outline-level="3">Flashing Vengeance Draw<text:tab/></text:h>
        <text:p text:style-name="P10"><text:span text:style-name="T1">Cost: </text:span><text:span text:style-name="T109">3</text:span>m, <text:span text:style-name="T4">1</text:span>i <text:line-break/><text:span text:style-name="T1">Type: </text:span>Reflexive<text:line-break/><text:span text:style-name="T1">Mins: </text:span>Archery 1</text:p>
        <text:p text:style-name="P10">After the Initiative Order has been decided but before the first Action, the Archer may make an immediate <text:span text:style-name="T7">Maneuver.</text:span></text:p>
        <text:h text:style-name="P68" text:outline-level="3">Aimed Shot</text:h>
        <text:p text:style-name="P13">Cost:<text:span text:style-name="T106"> </text:span><text:span text:style-name="T112">3</text:span><text:span text:style-name="T106">m<text:line-break/></text:span>Type: <text:span text:style-name="T106">Supplemental<text:line-break/></text:span>Mins:<text:span text:style-name="T106"> Archery 1</text:span></text:p>
        <text:p text:style-name="P15">The Archer holds their shot still, increasing their Accuracy by (Essence) Dice.</text:p>
        <text:h text:style-name="P59" text:outline-level="3">Forceful Arrow<text:span text:style-name="T141">s</text:span><text:tab/></text:h>
        <text:p text:style-name="P10"><text:span text:style-name="T1">Cost: </text:span><text:span text:style-name="T109">2</text:span>m<text:line-break/><text:span text:style-name="T1">Type: </text:span>Supplemental<text:line-break/><text:span text:style-name="T1">Mins: </text:span>Archery 2</text:p>
        <text:p text:style-name="P10"><text:span text:style-name="T8">On </text:span><text:span text:style-name="T9">a successful </text:span><text:span text:style-name="T10">h</text:span><text:span text:style-name="T11">it,</text:span> the target <text:span text:style-name="T104">is</text:span> knocked back one Range Band from the Archer.</text:p>
        <text:p text:style-name="P10">Alternatively, the Exalt may choose to knock themselves backwards <text:span text:style-name="T103">from their target </text:span><text:span text:style-name="T127">by </text:span>one Range Band.</text:p>
        <text:h text:style-name="P62" text:outline-level="3"><text:span text:style-name="T128">Hunter’s Swift Answer</text:span><text:span text:style-name="T126"><text:tab/></text:span></text:h>
        <text:p text:style-name="P17"><text:span text:style-name="T1">Cost: </text:span><text:span text:style-name="T110">2</text:span>m<text:line-break/><text:span text:style-name="T1">Type: </text:span><text:span text:style-name="T12">Reflexive</text:span><text:line-break/><text:span text:style-name="T1">Mins: </text:span>Archery 2</text:p>
        <text:p text:style-name="P36">After Successfully disengaging, the Archer fires a returning blow on their pursuer, causing them to lose 3 Impulse.</text:p>
        <text:h text:style-name="P59" text:outline-level="3">Flying Anchor</text:h>
        <text:p text:style-name="P10"><text:span text:style-name="T1">Cost: </text:span><text:span text:style-name="T108">2</text:span>m<text:line-break/><text:span text:style-name="T1">Type: </text:span><text:span text:style-name="T13">Supplemental</text:span><text:line-break/><text:span text:style-name="T1">Mins: </text:span>Archery 3</text:p>
        <text:p text:style-name="P18"><text:span text:style-name="T118">On </text:span><text:span text:style-name="T120">H</text:span><text:span text:style-name="T119">it,</text:span><text:span text:style-name="T13"> the target becomes pinned, </text:span><text:span text:style-name="T14">unable to move from their location for one Round.</text:span></text:p>
        <text:h text:style-name="P61" text:outline-level="3">Arrow Storm Technique</text:h>
        <text:p text:style-name="P19"><text:span text:style-name="T1">Cost: </text:span><text:span text:style-name="T107">3</text:span>m, <text:span text:style-name="T105">1</text:span>i<text:line-break/><text:span text:style-name="T1">Type: </text:span>Supplemental (Attack)<text:line-break/><text:span text:style-name="T1">Mins: </text:span>Archery 3</text:p>
        <text:p text:style-name="P19"><text:span text:style-name="T14">The Exalt buries an area with a flurry of arrows, </text:span><text:span text:style-name="T15">making sure that at least one will hit. Their attack targets Soak instead of DV.</text:span></text:p>
        <text:h text:style-name="P99" text:outline-level="10">Greater Charms</text:h>
        <text:h text:style-name="P67" text:outline-level="3">Accuracy Without Distance</text:h>
        <text:p text:style-name="P10"><text:span text:style-name="T1">Cost: --<text:line-break/>Type: </text:span>Permanent <text:line-break/><text:span text:style-name="T1">Mins: </text:span>Archery 4</text:p>
        <text:p text:style-name="P10">The Exalts Archery attacks <text:span text:style-name="T185">know no bounds</text:span>. <text:span text:style-name="T16">They may now attack at Long Range, and at Melee Range for no penalty.</text:span></text:p>
        <text:p text:style-name="P10"/>
        <text:h text:style-name="P5" text:outline-level="2">Athletics</text:h>
        <text:h text:style-name="P67" text:outline-level="3">Graceful Crane Stance</text:h>
        <text:p text:style-name="P10"><text:span text:style-name="T1">Cost: </text:span>3m<text:line-break/><text:span text:style-name="T1">Type: </text:span>Reflexive, Scene<text:line-break/><text:span text:style-name="T1">Mins: </text:span>Athletics 1</text:p>
        <text:p text:style-name="P10">The Exalt may perform athletics of balance such as running across things too narrow or weak to normally support the Exalt. Examples include awnings, precarious poles, and <text:span text:style-name="T17">thin wires</text:span>.</text:p>
        <text:h text:style-name="P59" text:outline-level="3">Soaring Leap</text:h>
        <text:p text:style-name="P10"><text:span text:style-name="T1">Cost: </text:span><text:span text:style-name="T111">2</text:span>m<text:line-break/><text:span text:style-name="T1">Type: </text:span>Reflexive<text:line-break/><text:span text:style-name="T1">Mins: </text:span>Athletics 2</text:p>
        <text:p text:style-name="P20">The Exalt increases their leaping distance, allowing them to cross chasms and scale buildings. They may effortlessly leap <text:span text:style-name="T18">a single story</text:span> <text:span text:style-name="T180">vertically or horizontally </text:span>in one bound, <text:span text:style-name="T134">and may continue to vault upwards if there is some surface firm enough for their force.</text:span></text:p>
        <text:p text:style-name="P20"><text:span text:style-name="T134">In addition, Exalts do not take</text:span> fall damage <text:span text:style-name="T18">from such leaps, nor from descending from all but the tallest of buildings.</text:span></text:p>
        <text:h text:style-name="P59" text:outline-level="3">Lightning Speed</text:h>
        <text:p text:style-name="P10"><text:span text:style-name="T1">Cost: </text:span>3m<text:line-break/><text:span text:style-name="T1">Type: </text:span>Supplemental<text:line-break/><text:span text:style-name="T1">Mins: </text:span>Athletics 3</text:p>
        <text:p text:style-name="P10">The Exalt may double their running speed for a specific task, blazing off with great abandon. For races and tests of speed, the Exalt may add (Essence) successes to their roll.</text:p>
        <text:p text:style-name="P31">In combat, <text:span text:style-name="T133">the character can Dash without Impulse cost or DV penalty.</text:span></text:p>
        <text:h text:style-name="P64" text:outline-level="3">Flashing Anticipation</text:h>
        <text:p text:style-name="P50"><text:span text:style-name="T154">Cost: --</text:span><text:span text:style-name="T153"><text:line-break/></text:span><text:span text:style-name="T154">Type: </text:span><text:span text:style-name="T51">Permanent</text:span><text:span text:style-name="T153"><text:line-break/></text:span><text:span text:style-name="T154">Mins: </text:span><text:span text:style-name="T153">Athletics 3</text:span></text:p>
        <text:p text:style-name="P33">The Exalt adds <text:span text:style-name="T182">+</text:span>(Essence) to their Initiative.</text:p>
        <text:h text:style-name="P99" text:outline-level="10">Greater Charms</text:h>
        <text:h text:style-name="P59" text:outline-level="3">Feather Foot Style</text:h>
        <text:p text:style-name="P10"><text:span text:style-name="T1">Cost: </text:span>--<text:line-break/><text:span text:style-name="T1">Type: </text:span>Permanent<text:line-break/><text:span text:style-name="T1">Mins: </text:span>Athletics 4</text:p>
        <text:p text:style-name="P10">The Exalt may run up walls, cross liquids, and even run across the underside of <text:span text:style-name="T179">a</text:span> horizontal surfaces, such as bridges or roofs, so long as they continue to run. </text:p>
        <text:h text:style-name="P63" text:outline-level="3">Rolling with the Punches.</text:h>
        <text:p text:style-name="P32"><text:span text:style-name="T1">Cost: </text:span><text:span text:style-name="T115">(3m per Dmg.)</text:span><text:line-break/><text:span text:style-name="T1">Type: </text:span><text:span text:style-name="T28">Reflexive</text:span><text:line-break/><text:span text:style-name="T1">Mins: </text:span>Athletics <text:span text:style-name="T181">5</text:span></text:p>
        <text:p text:style-name="P66">For every 3 motes spent, reduce incoming damage by 1 point, with no more than (Essence) damage reduced per single attack.</text:p>
        <text:h text:style-name="P65" text:outline-level="3"/>
        <text:h text:style-name="P5" text:outline-level="2">Awareness</text:h>
        <text:h text:style-name="P67" text:outline-level="3">Sight Without Eyes</text:h>
        <text:p text:style-name="P10"><text:span text:style-name="T1">Cost:</text:span> 2m<text:line-break/><text:span text:style-name="T1">Type: </text:span>Reflexive; Scene<text:line-break/><text:span text:style-name="T1">Mins</text:span>: Awareness 1</text:p>
        <text:p text:style-name="P10">Reduce any disadvantage from visual conditions such as smoke, fog, and darkness by up to (Essence) dice.</text:p>
        <text:h text:style-name="P67" text:outline-level="3">Awakening Eye</text:h>
        <text:p text:style-name="P10"><text:span text:style-name="T1">Cost:</text:span> 3m<text:line-break/><text:span text:style-name="T1">Type: </text:span>Reflexive<text:line-break/><text:span text:style-name="T1">Mins</text:span>: Awareness 2</text:p>
        <text:p text:style-name="P10">Re-roll a<text:span text:style-name="T19">n Initiati</text:span><text:span text:style-name="T20">v</text:span><text:span text:style-name="T19">e</text:span> Roll, taking the preferred result. This may only be done once <text:span text:style-name="T184">per combat</text:span>.</text:p>
        <text:h text:style-name="P67" text:outline-level="3">Uncanny Perception Technique</text:h>
        <text:p text:style-name="P10"><text:span text:style-name="T1">Cost: --<text:line-break/>Type: </text:span>Permanent<text:line-break/><text:span text:style-name="T1">Mins: </text:span>Awareness 2</text:p>
        <text:p text:style-name="Exalted"><text:span text:style-name="T153">The presence of dematerialized, intangible, or otherwise spectral creatures may be </text:span><text:span text:style-name="T32">native</text:span><text:span text:style-name="T33">ly</text:span><text:span text:style-name="T153"> detected—although the precise location still remains a mystery. The creature may attempt to use Stealth to combat this awareness.</text:span></text:p>
        <text:p text:style-name="P10">This sense will manifest in all manner of strange sensory phenomena appropriate to the being: a chill of winter, coppery taste, or the sound of bells. As well, this sense is distinctive to the specific being, allowing for recognition upon sensing it again.</text:p>
        <text:h text:style-name="P67" text:outline-level="3">Surprise Anticipation Method</text:h>
        <text:p text:style-name="P10"><text:span text:style-name="T1">Cost: --<text:line-break/>Type: </text:span>Permanent<text:line-break/><text:span text:style-name="T1">Mins: </text:span>Awareness 3</text:p>
        <text:p text:style-name="P10">The Exalt suffers no penalties to Awareness rolls occur due to being tired, exhausted, or other similar mental disadvantage. Awareness rolls may always be made while asleep.</text:p>
        <text:p text:style-name="P10">In addition, the Exalt <text:span text:style-name="T21">never suffers from the ill effects of an Ambush Round.</text:span></text:p>
        <text:h text:style-name="P72" text:outline-level="3">Inner Eye Focus</text:h>
        <text:p text:style-name="P34"><text:span text:style-name="T1">Cost: </text:span>4m<text:line-break/><text:span text:style-name="T1">Type: </text:span>Reflexive<text:line-break/><text:span text:style-name="T1">Mins: </text:span>Awareness 4</text:p>
        <text:p text:style-name="P34">Re-roll an Awareness Roll, taking the preferred result. This may only be done once <text:span text:style-name="T183">per action</text:span>.</text:p>
        <text:h text:style-name="P99" text:outline-level="10">Greater Charms</text:h>
        <text:h text:style-name="P67" text:outline-level="3">Sense-Destroying Method</text:h>
        <text:p text:style-name="P21"><text:span text:style-name="T1">Cost: </text:span>6m<text:line-break/><text:span text:style-name="T1">Type: </text:span><text:span text:style-name="T29">Simple</text:span><text:line-break/><text:span text:style-name="T1">Mins: </text:span>Awareness 4</text:p>
        <text:p text:style-name="Exalted"><text:span text:style-name="T153">On touching a target, and by successfully rolling (</text:span><text:span text:style-name="T50">Wits</text:span><text:span text:style-name="T153"> + Awareness) vs the target’s (Stamina + Physique), the Exalt can destroy one of the classical five senses at their choice. Only one sense of a target may be destroyed </text:span><text:span text:style-name="T175">per</text:span><text:span text:style-name="T153"> scene.</text:span></text:p>
        <text:p text:style-name="P10">Undoing this destruction is a Medicine Project of at least 10 PR. Most targets will not have this luxury.</text:p>
        <text:h text:style-name="P80" text:outline-level="3">Watchful Justic<text:span text:style-name="T189">i</text:span>ar’s Eye</text:h>
        <text:p text:style-name="P51"><text:span text:style-name="T154">Cost: </text:span><text:span text:style-name="T160">4m</text:span><text:span text:style-name="T153"><text:line-break/></text:span><text:span text:style-name="T154">Type: </text:span><text:span text:style-name="T52">Simple</text:span><text:span text:style-name="T153">; </text:span><text:span text:style-name="T169">Scene</text:span><text:span text:style-name="T153"><text:line-break/></text:span><text:span text:style-name="T154">Mins: </text:span><text:span text:style-name="T153">Awareness 4</text:span></text:p>
        <text:p text:style-name="P35">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p text:style-name="P10"/>
        <text:h text:style-name="P5" text:outline-level="2">Brawl</text:h>
        <text:h text:style-name="P67" text:outline-level="3">Ox-Stunning Blow</text:h>
        <text:p text:style-name="P10"><text:span text:style-name="T1">Cost:</text:span> <text:span text:style-name="T138">3</text:span>m<text:line-break/><text:span text:style-name="T1">Type: </text:span>Supplemental<text:line-break/><text:span text:style-name="T1">Mins</text:span>: Brawl 1</text:p>
        <text:p text:style-name="Exalted"><text:span text:style-name="T46">On </text:span><text:span text:style-name="T47">a Brawl </text:span><text:span text:style-name="T48">Attack </text:span><text:span text:style-name="T47">Maneuver higher than the target’s Soak</text:span><text:span text:style-name="T153">, remove </text:span><text:span text:style-name="T163">2</text:span><text:span text:style-name="T164"> + </text:span><text:span text:style-name="T153">(Essence) Impulse from the target.</text:span></text:p>
        <text:h text:style-name="P67" text:outline-level="3">Sledgehammer Strike</text:h>
        <text:p text:style-name="P10"><text:span text:style-name="T1">Cost:</text:span> 4m<text:line-break/><text:span text:style-name="T1">Type: </text:span>Supplemental<text:line-break/><text:span text:style-name="T1">Mins</text:span>: Brawl 2</text:p>
        <text:p text:style-name="P10"><text:span text:style-name="T22">On Feats of Strength,</text:span> <text:span text:style-name="T125">such as breaking through walls or destroying scenery, </text:span>add (Essence)<text:span text:style-name="T124">x2</text:span> dice.</text:p>
        <text:p text:style-name="Exalted"><text:span text:style-name="T54">Additionally, </text:span><text:span text:style-name="T55">a</text:span><text:span text:style-name="T170"> </text:span><text:span text:style-name="T171">Decisive Strikes</text:span><text:span text:style-name="T172"> a</text:span><text:span text:style-name="T153">gainst animate beings (such as Earth elementals and golems), add (Essence) dice to </text:span><text:span text:style-name="T53">the Damage Roll</text:span><text:span text:style-name="T173">.</text:span></text:p>
        <text:h text:style-name="P73" text:outline-level="3">Force-Delivering Blow</text:h>
        <text:p text:style-name="P22"><text:span text:style-name="T1">Cost:</text:span> <text:span text:style-name="T135">2</text:span>m<text:line-break/><text:span text:style-name="T1">Type: </text:span>Supplemental<text:line-break/><text:span text:style-name="T1">Mins</text:span>: Brawl 2</text:p>
        <text:p text:style-name="P23">On a successful (Strength + Brawl) vs. DV Maneuver or Decisive Brawl Attack, knock the target back one range band.</text:p>
        <text:h text:style-name="P74" text:outline-level="3">Foe-Toppling Maneuver</text:h>
        <text:p text:style-name="P24"><text:span text:style-name="T1">Cost:</text:span> <text:span text:style-name="T137">3</text:span>m<text:line-break/><text:span text:style-name="T1">Type: </text:span>Supplemental<text:line-break/><text:span text:style-name="T1">Mins</text:span>: Brawl <text:span text:style-name="T136">3</text:span></text:p>
        <text:p text:style-name="P25"><text:span text:style-name="T135">On a successful Decisive Brawl Attack, </text:span><text:span text:style-name="T177">or a Brawl </text:span><text:span text:style-name="T178">Attack</text:span><text:span text:style-name="T177"> Maneuver that exceeds the target’s DV, </text:span><text:span text:style-name="T136">destabilize their movements and footing causing them to be stunned and remove </text:span><text:span text:style-name="T23">4 Dice from the </text:span><text:span text:style-name="T24">next action.</text:span></text:p>
        <text:h text:style-name="P100" text:outline-level="10">Greater Charms</text:h>
        <text:h text:style-name="P5" text:outline-level="2">Craft</text:h>
        <text:h text:style-name="P79" text:outline-level="3">Workshop Without Bounds</text:h>
        <text:p text:style-name="P49"><text:span text:style-name="T154">Cost: </text:span><text:span text:style-name="T153">2m<text:line-break/></text:span><text:span text:style-name="T154">Type: </text:span><text:span text:style-name="T69">Supplemental; Scene</text:span><text:span text:style-name="T153"><text:line-break/></text:span><text:span text:style-name="T154">Mins: </text:span><text:span text:style-name="T153">Craft 1</text:span></text:p>
        <text:p text:style-name="P30">When working without the proper tools, reduce the Disadvantage by up to (Essence) dice.</text:p>
        <text:h text:style-name="P67" text:outline-level="3">Durability-Enhancing Technique</text:h>
        <text:p text:style-name="P21"><text:span text:style-name="T1">Cost: </text:span>2m<text:line-break/><text:span text:style-name="T1">Type: </text:span><text:span text:style-name="T29">Simple</text:span>; Scene<text:line-break/><text:span text:style-name="T1">Mins: </text:span>Craft 1</text:p>
        <text:p text:style-name="P10">The Exalt may reinforce an object—no more than (Essence) meters in its largest dimension—and make it nigh unbreakable.</text:p>
        <text:p text:style-name="P10"><text:span text:style-name="T25">While reinforced, the</text:span> object is no <text:span text:style-name="T146">longer</text:span> considered “mundane,” and increases the difficulty to break or otherwise destroy it by (Essence).</text:p>
        <text:p text:style-name="P28">A Project may be performed to make this enhancement permanent.</text:p>
        <text:h text:style-name="P67" text:outline-level="3">Discerning Craftsmanship</text:h>
        <text:p text:style-name="P10"><text:span text:style-name="T1">Cost: </text:span>3m<text:line-break/><text:span text:style-name="T1">Type: </text:span><text:span text:style-name="T29">Simple</text:span><text:line-break/><text:span text:style-name="T1">Mins: </text:span>Craft 2</text:p>
        <text:p text:style-name="P10">The Exalt studies an object, forming its composition and structure into their mind.</text:p>
        <text:p text:style-name="P10">For the remainder of the story, the Exalt is granted +2 dice on efforts to mimic the style of the original artist. They also may use (Insight + Craft), with a +2 dice advantage to study other objects to recognize it as the crafter’s work, and not a forgery.</text:p>
        <text:p text:style-name="P10"><text:span text:style-name="T151">I</text:span>f this current object they are studying is in <text:span text:style-name="T152">fact</text:span> a forgery, the difficulty to recognize this fact is lowered by 1.</text:p>
        <text:h text:style-name="P71" text:outline-level="3"><text:span text:style-name="T129">Deftly Applied Tools</text:span><text:span text:style-name="T130"> </text:span></text:h>
        <text:p text:style-name="P29"><text:span text:style-name="T1">Cost: </text:span><text:span text:style-name="T113">5</text:span>m<text:line-break/><text:span text:style-name="T1">Type: </text:span><text:span text:style-name="T114">Supplemental</text:span><text:line-break/><text:span text:style-name="T1">Mins: </text:span>Craft <text:span text:style-name="T147">3</text:span></text:p>
        <text:p text:style-name="P49"><text:span text:style-name="T166">All things, with the proper </text:span><text:span text:style-name="T167">study and analysis, may be approached without the need for brute force. </text:span><text:span text:style-name="T168">During Feats of Strength, such as lifting, carrying, or destroying crafted materials, they may use (</text:span><text:span text:style-name="T50">Wits</text:span><text:span text:style-name="T168"> + Craft) roll instead, gaining (Essence) immediate successes.</text:span></text:p>
        <text:h text:style-name="P75" text:outline-level="3">Crack-Mending Eye</text:h>
        <text:p text:style-name="P26"><text:span text:style-name="T1">Cost: --</text:span><text:line-break/><text:span text:style-name="T1">Type: </text:span><text:span text:style-name="T30">Permanent</text:span><text:line-break/><text:span text:style-name="T1">Mins: </text:span>Craft <text:span text:style-name="T139">3</text:span></text:p>
        <text:p text:style-name="P43"><text:span text:style-name="T34">Projects to </text:span><text:span text:style-name="T35">r</text:span><text:span text:style-name="T34">epair, </text:span><text:span text:style-name="T35">a</text:span><text:span text:style-name="T36">lter, or </text:span><text:span text:style-name="T35">d</text:span><text:span text:style-name="T36">estroy</text:span><text:span text:style-name="T34"> crafted materials </text:span><text:span text:style-name="T36">such as</text:span><text:span text:style-name="T34"> Manses, Artifacts, and other such physical goods are now 1 scale easier. </text:span><text:span text:style-name="T37">i.e.</text:span><text:span text:style-name="T34"> Minor repairs are -3 Scale, Major -2, and Monumental -1 </text:span><text:span text:style-name="T38">against their</text:span><text:span text:style-name="T34"> base Project cost.</text:span></text:p>
        <text:h text:style-name="P67" text:outline-level="3"/>
        <text:h text:style-name="P4" text:outline-level="3">Mark of the Maker</text:h>
        <text:p text:style-name="P21"><text:span text:style-name="T1">Cost: </text:span>3m<text:line-break/><text:span text:style-name="T1">Type: </text:span><text:span text:style-name="T29">Simple</text:span><text:line-break/><text:span text:style-name="T1">Mins: </text:span>Craft <text:span text:style-name="T148">3</text:span></text:p>
        <text:p text:style-name="P29">Glean immediate insight into the original purpose, material makeup, age, and other such information while studying a <text:span text:style-name="T143">Craft</text:span><text:span text:style-name="T144">ed</text:span> object. <text:span text:style-name="T145">Often, you are able to glance into the very emotions of the original craftsman </text:span><text:span text:style-name="T149">at the moment</text:span><text:span text:style-name="T145">, seeing it in the handiwork of their creation.</text:span></text:p>
        <text:h text:style-name="Heading_20_10" text:outline-level="10">Greater Charms</text:h>
        <text:h text:style-name="P67" text:outline-level="3">Timely Prototype</text:h>
        <text:p text:style-name="P21"><text:span text:style-name="T1">Cost: </text:span>5m<text:line-break/><text:span text:style-name="T1">Type: </text:span><text:span text:style-name="T29">Simple</text:span><text:line-break/><text:span text:style-name="T1">Mins: </text:span>Craft 4</text:p>
        <text:p text:style-name="P27">On activation of this charm, the Exalt may immediately finish a Craft Project they have in the works. <text:span text:style-name="T150">They may go up to 20 Res in debt to do so.</text:span> </text:p>
        <text:p text:style-name="P27">Th<text:span text:style-name="T26">e Obstruction roll immediately activates, and may provide </text:span><text:span text:style-name="T27">additional complications</text:span><text:span text:style-name="T26"> on the scene.</text:span></text:p>
        <text:p text:style-name="P10"><text:span text:style-name="T1">Permanent Effect:</text:span> On purchasing this charm, and at the start of each <text:span text:style-name="T142">S</text:span>tory, the Exalt gains an additional +15 RES, <text:span text:style-name="T140">which may only </text:span>be used only for Craft Projects.</text:p>
        <text:h text:style-name="P70" text:outline-level="3"/>
        <text:p text:style-name="P10"/>
        <text:p text:style-name="P10"/>
        <text:p text:style-name="P10"/>
        <text:h text:style-name="P6" text:outline-level="2">Deception</text:h>
        <text:h text:style-name="P77" text:outline-level="3"><text:span text:style-name="T176">M</text:span>imicry of Form</text:h>
        <text:p text:style-name="P47"><text:span text:style-name="T154">Cost: </text:span><text:span text:style-name="T158">3</text:span><text:span text:style-name="T153">m<text:line-break/></text:span><text:span text:style-name="T154">Type: </text:span><text:span text:style-name="T66">Simple; </text:span><text:span text:style-name="T67">W</text:span><text:span text:style-name="T66">eek</text:span><text:span text:style-name="T153"><text:line-break/></text:span><text:span text:style-name="T154">Mins: </text:span><text:span text:style-name="T40">Deception</text:span><text:span text:style-name="T39"> </text:span><text:span text:style-name="T44">1</text:span></text:p>
        <text:p text:style-name="P47"><text:span text:style-name="T44">After studying a mannerism of a target for a short time, such as handwriting, voice, or even walking pattern, the Exalt may replicate it as needed for a week, gaining (Essence) additional d</text:span><text:span text:style-name="T45">ice to do so.</text:span></text:p>
        <text:h text:style-name="P87" text:outline-level="3"><text:span text:style-name="T131">Words within Word</text:span><text:span text:style-name="T132">s</text:span></text:h>
        <text:p text:style-name="P45"><text:span text:style-name="T154">Cost: </text:span><text:span text:style-name="T158">3</text:span><text:span text:style-name="T153">m<text:line-break/></text:span><text:span text:style-name="T154">Type: </text:span><text:span text:style-name="T65">Supplemental</text:span><text:span text:style-name="T153"><text:line-break/></text:span><text:span text:style-name="T154">Mins: </text:span><text:span text:style-name="T40">Deception</text:span><text:span text:style-name="T39"> </text:span><text:span text:style-name="T42">2</text:span></text:p>
        <text:p text:style-name="P45"><text:span text:style-name="T42">By speaking </text:span><text:span text:style-name="T43">with specific phrases, deliberate pauses, and coded words, you may convey a message or socially influence a single target in a group.</text:span></text:p>
        <text:p text:style-name="P46"><text:span text:style-name="T43">T</text:span><text:span text:style-name="T31">hose attentively listening may roll an (Insight + Awareness) roll against your Guile to notice that a coded message has been spoken. Like all defenses, you may deliberately choose to fail.</text:span></text:p>
        <text:h text:style-name="P76" text:outline-level="3">False Pursuit</text:h>
        <text:p text:style-name="P44"><text:span text:style-name="T154">Cost: </text:span><text:span text:style-name="T157">4</text:span><text:span text:style-name="T153">m<text:line-break/></text:span><text:span text:style-name="T154">Type: </text:span><text:span text:style-name="T64">Simple</text:span><text:span text:style-name="T153">; Scene<text:line-break/></text:span><text:span text:style-name="T154">Mins: </text:span><text:span text:style-name="T40">Deception</text:span><text:span text:style-name="T39"> 3</text:span></text:p>
        <text:p text:style-name="P52"><text:span text:style-name="T161">On a successful (Charisma + Deception) roll against the Guile of a target, they become convinced that an ultimately benign or small point of the Scene holds great value to their </text:span><text:span text:style-name="T41">current goal</text:span><text:span text:style-name="T161">. For example, they may be convinced that </text:span><text:span text:style-name="T162">the blades used murder are made of a special composition, which is a keystone to their case, despite the blades being only slightly out of normal make.</text:span></text:p>
        <text:h text:style-name="P88" text:outline-level="3"/>
        <text:h text:style-name="P101" text:outline-level="10">Greater Charms</text:h>
        <text:h text:style-name="P81" text:outline-level="3">Flashing Quill Atemi</text:h>
        <text:p text:style-name="P53"><text:span text:style-name="T156">Cost: </text:span><text:span text:style-name="T174">4</text:span><text:span text:style-name="T162">m<text:line-break/></text:span><text:span text:style-name="T156">Type: </text:span><text:span text:style-name="T56">Simple</text:span><text:span text:style-name="T162"><text:line-break/></text:span><text:span text:style-name="T156">Mins: </text:span><text:span text:style-name="T40">Deception</text:span><text:span text:style-name="T39"> </text:span><text:span text:style-name="T57">4</text:span></text:p>
        <text:p text:style-name="P39">With just a short moment in possession of a written text, the Exalt may insert, expunge, or replace words as they see fit. No mundane means or mortal characters will be able decipher the difference between the altered content.</text:p>
        <text:p text:style-name="P94"><text:span text:style-name="T70">An Exalt, God, or other creature of power must successfully </text:span><text:span text:style-name="T71">contest the </text:span><text:span text:style-name="T70">Guile of the forging Exalt </text:span><text:span text:style-name="T71">to notice that the document has been altered at all—</text:span><text:span text:style-name="T72">let alone what </text:span><text:span text:style-name="T73">specifically has been altered.</text:span></text:p>
        <text:h text:style-name="P102" text:outline-level="3"><text:span text:style-name="T195">M</text:span>ind-Wiping Gaze</text:h>
        <text:p text:style-name="P95"><text:span text:style-name="T81">Cost: </text:span><text:span text:style-name="T77">6</text:span><text:span text:style-name="T61">m<text:line-break/></text:span><text:span text:style-name="T81">Type: </text:span><text:span text:style-name="T76">Reflexive</text:span><text:span text:style-name="T75">; Scene</text:span><text:span text:style-name="T61"><text:line-break/></text:span><text:span text:style-name="T81">Mins: </text:span><text:span text:style-name="T40">Deception</text:span><text:span text:style-name="T39"> </text:span><text:span text:style-name="T62">5</text:span></text:p>
        <text:p text:style-name="P96"><text:span text:style-name="T75">T</text:span><text:span text:style-name="T78">he Exalt pierces the target with a gaze that penetrates the very soul, extinguishing the flame of memories.</text:span></text:p>
        <text:p text:style-name="P97"><text:span text:style-name="T63">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span></text:p>
        <text:p text:style-name="P97"><text:span text:style-name="T63">The given target may only be affected by this once per scene.</text:span></text:p>
        <text:h text:style-name="P6" text:outline-level="2">Integrity</text:h>
        <text:h text:style-name="P78" text:outline-level="3">Enduring Mental Toughness</text:h>
        <text:p text:style-name="P48"><text:span text:style-name="T155">Cost: </text:span><text:span text:style-name="T159">3</text:span><text:span text:style-name="T165">m<text:line-break/></text:span><text:span text:style-name="T155">Type: </text:span><text:span text:style-name="T68">Reflexive</text:span><text:span text:style-name="T66">; </text:span><text:span text:style-name="T68">Scene</text:span><text:span text:style-name="T165"><text:line-break/></text:span><text:span text:style-name="T155">Mins: </text:span><text:span text:style-name="T49">Integrity</text:span><text:span text:style-name="T39"> </text:span><text:span text:style-name="T44">1</text:span></text:p>
        <text:p text:style-name="P37">For the scene, remove any Disadvantages to Resolve or Guile caused by pain, illness, or other such physical anguish that the Exalt is enduring.</text:p>
        <text:h text:style-name="P82" text:outline-level="3">Integrity Protection Prana</text:h>
        <text:p text:style-name="P54"><text:span text:style-name="T80">Cost: --</text:span><text:span text:style-name="T58"><text:line-break/></text:span><text:span text:style-name="T80">Type: </text:span><text:span text:style-name="T74">Permanent</text:span><text:span text:style-name="T58"><text:line-break/></text:span><text:span text:style-name="T80">Mins: </text:span><text:span text:style-name="T49">Integrity</text:span><text:span text:style-name="T39"> </text:span><text:span text:style-name="T59">2</text:span></text:p>
        <text:p text:style-name="P38">The Exalt is able to resist the ambient and intoxicating energies of the Wyld, and other such places of abundant swirling essence <text:span text:style-name="T188">that seek to change and alter their body.</text:span></text:p>
        <text:p text:style-name="P38">This does not protect against any <text:span text:style-name="T152">directed</text:span><text:span text:style-name="T186"> effects, such as from a Fae, or any secondhand effect such as fire. </text:span><text:span text:style-name="T187">As well, there is a limit to this protection in places of pure energy such as the deepest of the Wyld.</text:span></text:p>
        <text:h text:style-name="P83" text:outline-level="3">Heart-Hardening Meditation</text:h>
        <text:p text:style-name="P55"><text:span text:style-name="T82">Cost: </text:span><text:span text:style-name="T83">4m</text:span><text:span text:style-name="T87"><text:line-break/></text:span><text:span text:style-name="T82">Type: </text:span><text:span text:style-name="T83">Reflexive</text:span><text:span text:style-name="T87"><text:line-break/></text:span><text:span text:style-name="T82">Mins: </text:span><text:span text:style-name="T88">Integrity</text:span><text:span text:style-name="T89"> </text:span><text:span text:style-name="T90">3</text:span></text:p>
        <text:p text:style-name="P55"><text:span text:style-name="T90">Calls to pure emotion are easy to spot, and the Exalt has become trained to resist them. Against any Influence Intimacy rolls that employ emotion, raise the Exalt’s Resolve by +</text:span><text:span text:style-name="T91">(Essence)</text:span><text:span text:style-name="T90">.</text:span></text:p>
        <text:h text:style-name="P98" text:outline-level="10">Greater Charms</text:h>
        <text:h text:style-name="P90" text:outline-level="3"/>
        <text:h text:style-name="P6" text:outline-level="2">Leadership</text:h>
        <text:h text:style-name="P84" text:outline-level="3">Rulership-Gazing Eye</text:h>
        <text:p text:style-name="P56"><text:span text:style-name="T82">Cost: </text:span><text:span text:style-name="T85">4</text:span><text:span text:style-name="T84">m</text:span><text:span text:style-name="T87"><text:line-break/></text:span><text:span text:style-name="T82">Type: </text:span><text:span text:style-name="T84">Simple</text:span><text:span text:style-name="T87"><text:line-break/></text:span><text:span text:style-name="T82">Mins: </text:span><text:span text:style-name="T92">Leadership 1</text:span></text:p>
        <text:p text:style-name="P57"><text:span text:style-name="T90">W</text:span><text:span text:style-name="T86">ith but a glance, the leader of a group can be immediately recognized if present, even if that leader is acting through a proxy. If they are not present, the Exalt recognizes this fact.</text:span></text:p>
        <text:p text:style-name="P58"><text:span text:style-name="T93">This charm immediately succeeds against any mundane group interaction, but </text:span><text:span text:style-name="T94">will</text:span><text:span text:style-name="T93"> require a Leadership vs. Guile roll </text:span><text:span text:style-name="T94">on</text:span><text:span text:style-name="T95"> other </text:span><text:span text:style-name="T96">groups and leaders, such as Exalts.</text:span></text:p>
        <text:h text:style-name="P85" text:outline-level="3">Command-Breaking Stance</text:h>
        <text:p text:style-name="P58"><text:span text:style-name="T82">Cost: </text:span><text:span text:style-name="T85">4</text:span><text:span text:style-name="T84">m</text:span><text:span text:style-name="T87"><text:line-break/></text:span><text:span text:style-name="T82">Type: </text:span><text:span text:style-name="T84">Simple</text:span><text:span text:style-name="T87"><text:line-break/></text:span><text:span text:style-name="T82">Mins: </text:span><text:span text:style-name="T92">Leadership </text:span><text:span text:style-name="T97">2</text:span></text:p>
        <text:p text:style-name="P40">A skilled commander knows what brings drilled groups together, and what can break them apart.</text:p>
        <text:p text:style-name="P41">The Exalt breaks up a group of Lesser Foes, <text:span text:style-name="T190">causing their next action to be </text:span><text:span text:style-name="T194">lost</text:span><text:span text:style-name="T190"> as they reform. This cannot be done to the same group twice in a row.</text:span></text:p>
        <text:h text:style-name="P86" text:outline-level="3">Organization of Command</text:h>
        <text:p text:style-name="P42"><text:span text:style-name="T3">Cost: </text:span><text:span text:style-name="T116">4</text:span><text:span text:style-name="T117">m</text:span><text:span text:style-name="T191"><text:line-break/></text:span><text:span text:style-name="T3">Type: </text:span><text:span text:style-name="T106">Supplemental</text:span><text:span text:style-name="T191"><text:line-break/></text:span><text:span text:style-name="T3">Mins: </text:span><text:span text:style-name="T192">Leadership </text:span><text:span text:style-name="T193">3</text:span></text:p>
        <text:p text:style-name="P93"><text:span text:style-name="T98">The Exalt may command across large groups with great ease. When commanding a Group to Perform a Task, the Exalt may </text:span><text:span text:style-name="T100">counter</text:span><text:span text:style-name="T98"> up to (Essence)</text:span><text:span text:style-name="T99"> </text:span><text:span text:style-name="T101">bonus </text:span><text:span text:style-name="T98">Resolve</text:span><text:span text:style-name="T99"> </text:span><text:span text:style-name="T101">gained from being in a </text:span><text:span text:style-name="T102">G</text:span><text:span text:style-name="T101">roup.</text:span></text:p>
        <text:h text:style-name="P98" text:outline-level="10">Greater Charms</text:h>
        <text:h text:style-name="P103" text:outline-level="3"><text:span text:style-name="T106"/></text:h>
        <text:h text:style-name="P6" text:outline-level="2">Lore</text:h>
        <text:h text:style-name="P8" text:outline-level="2">Melee</text:h>
        <text:h text:style-name="P69" text:outline-level="3">Blow Deflecting Stance</text:h>
        <text:p text:style-name="P14">Cost: <text:span text:style-name="T106">--<text:line-break/></text:span>Type: <text:span text:style-name="T106">Permanent<text:line-break/></text:span>Mins:<text:span text:style-name="T106"> Melee 3</text:span></text:p>
        <text:p text:style-name="P16">DV may be defined as (Dexterity + Melee)/2</text:p>
        <text:h text:style-name="P6" text:outline-level="2">Navigation</text:h>
        <text:h text:style-name="P6" text:outline-level="2">Performance</text:h>
        <text:h text:style-name="P5" text:outline-level="2"/>
        <text:h text:style-name="P91" text:outline-level="2">Physique</text:h>
        <text:h text:style-name="P67" text:outline-level="3"/>
        <text:h text:style-name="P99" text:outline-level="10"><text:soft-page-break/>Greater Charms</text:h>
        <text:h text:style-name="P6" text:outline-level="2">Politics</text:h>
        <text:h text:style-name="P7" text:outline-level="2">Socialize</text:h>
        <text:h text:style-name="P89" text:outline-level="3"/>
        <text:h text:style-name="P6" text:outline-level="2">Stealth</text:h>
        <text:h text:style-name="P6" text:outline-level="2">Thrown</text:h>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5</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4T22:46:48.816000000</dc:date>
    <meta:editing-cycles>261</meta:editing-cycles>
    <meta:editing-duration>PT22H33M58S</meta:editing-duration>
    <meta:generator>LibreOffice/7.0.3.1$Windows_X86_64 LibreOffice_project/d7547858d014d4cf69878db179d326fc3483e082</meta:generator>
    <dc:creator>Samuel Smith</dc:creator>
    <meta:document-statistic meta:table-count="0" meta:image-count="0" meta:object-count="0" meta:page-count="16" meta:paragraph-count="190" meta:word-count="2286" meta:character-count="13646" meta:non-whitespace-character-count="11544"/>
  </office:meta>
</office:document-meta>
</file>